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Bitstream Vera Sans" svg:font-family="'Bitstream Vera Sans'" style:font-pitch="variable"/>
    <style:font-face style:name="Nimbus Sans L" svg:font-family="'Nimbus Sans L'"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o7" style:family="table">
      <style:table-properties style:width="17.23cm" table:align="margins" style:writing-mode="lr-tb"/>
    </style:style>
    <style:style style:name="Tablo7.A" style:family="table-column">
      <style:table-column-properties style:column-width="17.23cm" style:rel-column-width="65535*"/>
    </style:style>
    <style:style style:name="Tablo7.A1" style:family="table-cell">
      <style:table-cell-properties fo:padding="0.097cm" fo:border="0.05pt double-thin #000000"/>
    </style:style>
    <style:style style:name="Tablo2" style:family="table">
      <style:table-properties style:width="17.23cm" table:align="margins" style:writing-mode="lr-tb"/>
    </style:style>
    <style:style style:name="Tablo2.A" style:family="table-column">
      <style:table-column-properties style:column-width="3.297cm" style:rel-column-width="12539*"/>
    </style:style>
    <style:style style:name="Tablo2.B" style:family="table-column">
      <style:table-column-properties style:column-width="13.933cm" style:rel-column-width="52996*"/>
    </style:style>
    <style:style style:name="Tablo2.A1" style:family="table-cell">
      <style:table-cell-properties fo:padding="0.097cm" fo:border-left="0.05pt solid #000000" fo:border-right="none" fo:border-top="0.05pt solid #000000" fo:border-bottom="0.05pt solid #000000"/>
    </style:style>
    <style:style style:name="Tablo2.B1" style:family="table-cell">
      <style:table-cell-properties fo:padding="0.097cm" fo:border-left="none" fo:border-right="0.05pt solid #000000" fo:border-top="0.05pt solid #000000" fo:border-bottom="0.05pt solid #000000"/>
    </style:style>
    <style:style style:name="Tablo3" style:family="table">
      <style:table-properties style:width="17.23cm" table:align="margins" style:writing-mode="lr-tb"/>
    </style:style>
    <style:style style:name="Tablo3.A" style:family="table-column">
      <style:table-column-properties style:column-width="3.297cm" style:rel-column-width="12539*"/>
    </style:style>
    <style:style style:name="Tablo3.B" style:family="table-column">
      <style:table-column-properties style:column-width="13.933cm" style:rel-column-width="52996*"/>
    </style:style>
    <style:style style:name="Tablo3.A1" style:family="table-cell">
      <style:table-cell-properties fo:padding="0.097cm" fo:border-left="0.05pt solid #000000" fo:border-right="none" fo:border-top="0.05pt solid #000000" fo:border-bottom="0.05pt solid #000000"/>
    </style:style>
    <style:style style:name="Tablo3.B1" style:family="table-cell">
      <style:table-cell-properties fo:padding="0.097cm" fo:border-left="none" fo:border-right="0.05pt solid #000000" fo:border-top="0.05pt solid #000000" fo:border-bottom="0.05pt solid #000000"/>
    </style:style>
    <style:style style:name="Tablo5" style:family="table">
      <style:table-properties style:width="17.23cm" table:align="margins" style:writing-mode="lr-tb"/>
    </style:style>
    <style:style style:name="Tablo5.A" style:family="table-column">
      <style:table-column-properties style:column-width="17.23cm" style:rel-column-width="65535*"/>
    </style:style>
    <style:style style:name="Tablo5.A1" style:family="table-cell">
      <style:table-cell-properties style:border-line-width="0.007cm 0.007cm 0.007cm" fo:padding="0.097cm" fo:border="0.6pt double #000000"/>
    </style:style>
    <style:style style:name="Tablo6" style:family="table">
      <style:table-properties style:width="17.23cm" table:align="margins" style:writing-mode="lr-tb"/>
    </style:style>
    <style:style style:name="Tablo6.A" style:family="table-column">
      <style:table-column-properties style:column-width="4.792cm" style:rel-column-width="18228*"/>
    </style:style>
    <style:style style:name="Tablo6.B" style:family="table-column">
      <style:table-column-properties style:column-width="6.909cm" style:rel-column-width="26279*"/>
    </style:style>
    <style:style style:name="Tablo6.C" style:family="table-column">
      <style:table-column-properties style:column-width="2.496cm" style:rel-column-width="9493*"/>
    </style:style>
    <style:style style:name="Tablo6.D" style:family="table-column">
      <style:table-column-properties style:column-width="3.032cm" style:rel-column-width="11535*"/>
    </style:style>
    <style:style style:name="Tablo6.A1" style:family="table-cell">
      <style:table-cell-properties style:border-line-width-left="0.007cm 0.007cm 0.007cm" style:border-line-width-top="0.007cm 0.007cm 0.007cm" style:border-line-width-bottom="0.007cm 0.007cm 0.007cm" fo:padding="0.097cm" fo:border-left="0.6pt double #000000" fo:border-right="none" fo:border-top="0.6pt double #000000" fo:border-bottom="0.6pt double #000000"/>
    </style:style>
    <style:style style:name="Tablo6.C1" style:family="table-cell">
      <style:table-cell-properties style:border-line-width="0.007cm 0.007cm 0.007cm" fo:padding="0.097cm" fo:border="0.6pt double #000000"/>
    </style:style>
    <style:style style:name="Tablo6.A2" style:family="table-cell">
      <style:table-cell-properties style:border-line-width-left="0.007cm 0.007cm 0.007cm" style:border-line-width-bottom="0.007cm 0.007cm 0.007cm" fo:padding="0.097cm" fo:border-left="0.6pt double #000000" fo:border-right="none" fo:border-top="none" fo:border-bottom="0.6pt double #000000"/>
    </style:style>
    <style:style style:name="Tablo6.D2" style:family="table-cell">
      <style:table-cell-properties style:border-line-width-left="0.007cm 0.007cm 0.007cm" style:border-line-width-right="0.007cm 0.007cm 0.007cm" style:border-line-width-bottom="0.007cm 0.007cm 0.007cm" fo:padding="0.097cm" fo:border-left="0.6pt double #000000" fo:border-right="0.6pt double #000000" fo:border-top="none" fo:border-bottom="0.6pt double #000000"/>
    </style:style>
    <style:style style:name="Tablo4" style:family="table">
      <style:table-properties style:width="17.23cm" table:align="margins" style:writing-mode="lr-tb"/>
    </style:style>
    <style:style style:name="Tablo4.A" style:family="table-column">
      <style:table-column-properties style:column-width="4.792cm" style:rel-column-width="18228*"/>
    </style:style>
    <style:style style:name="Tablo4.B" style:family="table-column">
      <style:table-column-properties style:column-width="12.437cm" style:rel-column-width="47307*"/>
    </style:style>
    <style:style style:name="Tablo4.A1" style:family="table-cell">
      <style:table-cell-properties fo:padding="0.097cm" fo:border-left="0.05pt solid #000000" fo:border-right="none" fo:border-top="0.05pt solid #000000" fo:border-bottom="0.05pt solid #000000"/>
    </style:style>
    <style:style style:name="Tablo4.B1" style:family="table-cell">
      <style:table-cell-properties fo:padding="0.097cm" fo:border="0.05pt solid #000000"/>
    </style:style>
    <style:style style:name="Tablo1" style:family="table">
      <style:table-properties style:width="17.23cm" table:align="margins" style:writing-mode="lr-tb"/>
    </style:style>
    <style:style style:name="Tablo1.A" style:family="table-column">
      <style:table-column-properties style:column-width="6.803cm" style:rel-column-width="25877*"/>
    </style:style>
    <style:style style:name="Tablo1.B" style:family="table-column">
      <style:table-column-properties style:column-width="10.426cm" style:rel-column-width="39658*"/>
    </style:style>
    <style:style style:name="Tablo1.A1" style:family="table-cell">
      <style:table-cell-properties fo:padding="0.097cm" fo:border-left="0.05pt solid #000000" fo:border-right="none" fo:border-top="0.05pt solid #000000" fo:border-bottom="0.05pt solid #000000"/>
    </style:style>
    <style:style style:name="Tablo1.B1" style:family="table-cell">
      <style:table-cell-properties fo:padding="0.097cm" fo:border="0.05pt solid #000000"/>
    </style:style>
    <style:style style:name="Tablo1.A2" style:family="table-cell">
      <style:table-cell-properties fo:padding="0.097cm" fo:border-left="0.05pt solid #000000" fo:border-right="none" fo:border-top="none" fo:border-bottom="0.05pt solid #000000"/>
    </style:style>
    <style:style style:name="Tablo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00%" fo:text-align="center" style:justify-single-word="false" style:writing-mode="lr-tb"/>
      <style:text-properties style:font-name="Nimbus Sans L" fo:font-size="12pt" style:font-size-asian="12pt" style:language-asian="tr" style:country-asian="TR" style:font-name-complex="Times New Roman" style:font-size-complex="12pt"/>
    </style:style>
    <style:style style:name="P2" style:family="paragraph" style:parent-style-name="Standard">
      <style:paragraph-properties fo:margin-top="0cm" fo:margin-bottom="0cm" loext:contextual-spacing="false" fo:line-height="100%" style:writing-mode="lr-tb"/>
      <style:text-properties style:font-name="Nimbus Sans L" fo:font-size="12pt" officeooo:paragraph-rsid="00217cb8" style:font-size-asian="12pt" style:language-asian="tr" style:country-asian="TR" style:font-name-complex="Times New Roman" style:font-size-complex="12pt"/>
    </style:style>
    <style:style style:name="P3"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style:font-size-asian="12pt" style:language-asian="tr" style:country-asian="TR" style:font-name-complex="Times New Roman" style:font-size-complex="12pt"/>
    </style:style>
    <style:style style:name="P4"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1e05ee" style:font-size-asian="12pt" style:language-asian="tr" style:country-asian="TR" style:font-name-complex="Times New Roman" style:font-size-complex="12pt"/>
    </style:style>
    <style:style style:name="P5"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1fd4b0" style:font-size-asian="12pt" style:language-asian="tr" style:country-asian="TR" style:font-name-complex="Times New Roman" style:font-size-complex="12pt"/>
    </style:style>
    <style:style style:name="P6"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298340" style:font-size-asian="12pt" style:language-asian="tr" style:country-asian="TR" style:font-name-complex="Times New Roman" style:font-size-complex="12pt"/>
    </style:style>
    <style:style style:name="P7"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2f4e2b" officeooo:paragraph-rsid="002f4e2b" style:font-size-asian="12pt" style:language-asian="tr" style:country-asian="TR" style:font-name-complex="Times New Roman" style:font-size-complex="12pt"/>
    </style:style>
    <style:style style:name="P8"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2e0ee0" officeooo:paragraph-rsid="002e0ee0" style:font-size-asian="12pt" style:language-asian="tr" style:country-asian="TR" style:font-name-complex="Times New Roman" style:font-size-complex="12pt"/>
    </style:style>
    <style:style style:name="P9" style:family="paragraph" style:parent-style-name="Standard">
      <style:paragraph-properties fo:margin-top="0cm" fo:margin-bottom="0cm" loext:contextual-spacing="false" fo:line-height="100%" fo:text-align="center" style:justify-single-word="false" style:writing-mode="lr-tb"/>
      <style:text-properties style:font-name="Nimbus Sans L" fo:font-size="12pt" officeooo:paragraph-rsid="001e05ee" style:font-size-asian="12pt" style:font-name-complex="Times New Roman" style:font-size-complex="12pt"/>
    </style:style>
    <style:style style:name="P10"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295e4f" style:font-size-asian="12pt" style:font-name-complex="Times New Roman" style:font-size-complex="12pt"/>
    </style:style>
    <style:style style:name="P11" style:family="paragraph" style:parent-style-name="Standard">
      <style:paragraph-properties fo:margin-top="0cm" fo:margin-bottom="0cm" loext:contextual-spacing="false" fo:line-height="100%" style:writing-mode="lr-tb"/>
      <style:text-properties style:font-name="Nimbus Sans L" fo:font-size="12pt" officeooo:paragraph-rsid="001e05ee" style:font-size-asian="12pt" style:font-size-complex="12pt"/>
    </style:style>
    <style:style style:name="P12" style:family="paragraph" style:parent-style-name="Standard">
      <style:paragraph-properties fo:margin-top="0cm" fo:margin-bottom="0cm" loext:contextual-spacing="false" fo:line-height="100%" style:writing-mode="lr-tb"/>
      <style:text-properties style:font-name="Nimbus Sans L" fo:font-size="12pt" officeooo:paragraph-rsid="00217cb8" style:font-size-asian="12pt" style:font-size-complex="12pt"/>
    </style:style>
    <style:style style:name="P13"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2f4e2b" officeooo:paragraph-rsid="002ff732" style:font-size-asian="12pt" style:font-size-complex="12pt"/>
    </style:style>
    <style:style style:name="P14"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295e4f" style:font-size-asian="12pt" style:language-asian="tr" style:country-asian="TR" style:font-style-asian="italic" style:font-weight-asian="bold" style:font-name-complex="Times New Roman" style:font-size-complex="12pt"/>
    </style:style>
    <style:style style:name="P15"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217cb8" style:font-size-asian="12pt" style:language-asian="tr" style:country-asian="TR" style:font-style-asian="italic" style:font-weight-asian="bold" style:font-name-complex="Times New Roman" style:font-size-complex="12pt"/>
    </style:style>
    <style:style style:name="P16"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1e05ee" style:font-size-asian="12pt" style:language-asian="tr" style:country-asian="TR" style:font-style-asian="italic" style:font-weight-asian="bold" style:font-name-complex="Times New Roman" style:font-size-complex="12pt"/>
    </style:style>
    <style:style style:name="P17"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weight="bold" officeooo:rsid="002f4e2b" officeooo:paragraph-rsid="002f4e2b" style:font-size-asian="12pt" style:language-asian="tr" style:country-asian="TR" style:font-weight-asian="bold" style:font-name-complex="Times New Roman" style:font-size-complex="12pt" style:font-weight-complex="bold"/>
    </style:style>
    <style:style style:name="P18" style:family="paragraph" style:parent-style-name="Table_20_Contents">
      <style:paragraph-properties fo:margin-top="0cm" fo:margin-bottom="0cm" loext:contextual-spacing="false" fo:line-height="100%" fo:text-align="center" style:justify-single-word="false" style:writing-mode="lr-tb"/>
      <style:text-properties style:font-name="Nimbus Sans L" fo:font-size="12pt" fo:font-style="italic" fo:font-weight="bold" officeooo:rsid="002cc12d" officeooo:paragraph-rsid="002cc12d" style:font-size-asian="12pt" style:font-style-asian="italic" style:font-weight-asian="bold" style:font-name-complex="Times New Roman" style:font-size-complex="12pt" style:font-style-complex="italic" style:font-weight-complex="bold"/>
    </style:style>
    <style:style style:name="P19" style:family="paragraph" style:parent-style-name="Table_20_Contents">
      <style:paragraph-properties fo:margin-top="0cm" fo:margin-bottom="0cm" loext:contextual-spacing="false" fo:line-height="100%" style:writing-mode="lr-tb"/>
      <style:text-properties style:font-name="Nimbus Sans L" fo:font-size="12pt" officeooo:rsid="001e05ee" officeooo:paragraph-rsid="001e05ee" style:font-size-asian="12pt" style:font-name-complex="Times New Roman" style:font-size-complex="12pt"/>
    </style:style>
    <style:style style:name="P20" style:family="paragraph" style:parent-style-name="Table_20_Contents">
      <style:paragraph-properties fo:margin-top="0cm" fo:margin-bottom="0cm" loext:contextual-spacing="false" fo:line-height="100%" style:writing-mode="lr-tb"/>
      <style:text-properties style:font-name="Nimbus Sans L" fo:font-size="12pt" officeooo:rsid="002cc12d" officeooo:paragraph-rsid="002cc12d" style:font-size-asian="12pt" style:font-name-complex="Times New Roman" style:font-size-complex="12pt"/>
    </style:style>
    <style:style style:name="P21" style:family="paragraph" style:parent-style-name="Table_20_Contents">
      <style:paragraph-properties fo:margin-top="0cm" fo:margin-bottom="0cm" loext:contextual-spacing="false" fo:line-height="100%" style:writing-mode="lr-tb"/>
      <style:text-properties style:font-name="Nimbus Sans L" fo:font-size="12pt" officeooo:rsid="001fd4b0" officeooo:paragraph-rsid="001fd4b0" style:font-size-asian="12pt" style:font-name-complex="Times New Roman" style:font-size-complex="12pt"/>
    </style:style>
    <style:style style:name="P22" style:family="paragraph" style:parent-style-name="Table_20_Contents">
      <style:paragraph-properties fo:margin-top="0cm" fo:margin-bottom="0cm" loext:contextual-spacing="false" fo:line-height="100%" style:writing-mode="lr-tb"/>
      <style:text-properties style:font-name="Nimbus Sans L" fo:font-size="12pt" fo:font-weight="bold" officeooo:rsid="002cc12d" officeooo:paragraph-rsid="002cc12d" style:font-size-asian="12pt" style:font-weight-asian="bold" style:font-name-complex="Times New Roman" style:font-size-complex="12pt" style:font-weight-complex="bold"/>
    </style:style>
    <style:style style:name="P23" style:family="paragraph" style:parent-style-name="Standard">
      <style:paragraph-properties fo:text-align="justify" style:justify-single-word="false"/>
      <style:text-properties style:font-name="Nimbus Sans L" fo:font-size="12pt" style:font-size-asian="12pt" style:language-asian="tr" style:country-asian="TR" style:font-name-complex="Times New Roman" style:font-size-complex="12pt"/>
    </style:style>
    <style:style style:name="P24" style:family="paragraph" style:parent-style-name="Standard">
      <style:paragraph-properties fo:text-align="justify" style:justify-single-word="false"/>
      <style:text-properties style:font-name="Nimbus Sans L" fo:font-size="12pt" officeooo:paragraph-rsid="00148def" style:font-size-asian="12pt" style:language-asian="tr" style:country-asian="TR" style:font-name-complex="Times New Roman" style:font-size-complex="12pt"/>
    </style:style>
    <style:style style:name="P25" style:family="paragraph" style:parent-style-name="Standard">
      <style:paragraph-properties fo:text-align="justify" style:justify-single-word="false"/>
      <style:text-properties style:font-name="Nimbus Sans L" fo:font-size="12pt" officeooo:paragraph-rsid="0022d684" style:font-size-asian="12pt" style:language-asian="tr" style:country-asian="TR" style:font-name-complex="Times New Roman" style:font-size-complex="12pt"/>
    </style:style>
    <style:style style:name="P26" style:family="paragraph" style:parent-style-name="Standard">
      <style:paragraph-properties fo:text-align="justify" style:justify-single-word="false"/>
      <style:text-properties style:font-name="Nimbus Sans L" fo:font-size="12pt" officeooo:rsid="002f4e2b" officeooo:paragraph-rsid="002f4e2b" style:font-size-asian="12pt" style:language-asian="tr" style:country-asian="TR" style:font-name-complex="Times New Roman" style:font-size-complex="12pt"/>
    </style:style>
    <style:style style:name="P27" style:family="paragraph" style:parent-style-name="Standard">
      <style:paragraph-properties fo:text-align="justify" style:justify-single-word="false"/>
      <style:text-properties style:font-name="Nimbus Sans L" fo:font-size="12pt" style:font-size-asian="12pt" style:font-size-complex="12pt"/>
    </style:style>
    <style:style style:name="P28" style:family="paragraph" style:parent-style-name="Standard">
      <style:paragraph-properties fo:text-align="justify" style:justify-single-word="false"/>
      <style:text-properties style:font-name="Nimbus Sans L" fo:font-size="12pt" officeooo:paragraph-rsid="00148def" style:font-size-asian="12pt" style:font-size-complex="12pt"/>
    </style:style>
    <style:style style:name="P29" style:family="paragraph" style:parent-style-name="Standard">
      <style:paragraph-properties fo:text-align="justify" style:justify-single-word="false"/>
      <style:text-properties style:font-name="Nimbus Sans L" fo:font-size="12pt" officeooo:rsid="002f4e2b" style:font-size-asian="12pt" style:font-size-complex="12pt"/>
    </style:style>
    <style:style style:name="P30" style:family="paragraph" style:parent-style-name="Standard">
      <style:paragraph-properties fo:text-align="justify" style:justify-single-word="false"/>
      <style:text-properties style:font-name="Nimbus Sans L" fo:font-size="12pt" fo:font-style="italic" fo:font-weight="bold" style:font-size-asian="12pt" style:language-asian="tr" style:country-asian="TR" style:font-style-asian="italic" style:font-weight-asian="bold" style:font-name-complex="Times New Roman" style:font-size-complex="12pt"/>
    </style:style>
    <style:style style:name="P31" style:family="paragraph" style:parent-style-name="Standard">
      <style:paragraph-properties fo:text-align="justify" style:justify-single-word="false"/>
      <style:text-properties style:font-name="Nimbus Sans L" fo:font-size="12pt" fo:font-style="italic" style:text-underline-style="solid" style:text-underline-width="auto" style:text-underline-color="font-color" fo:font-weight="bold" officeooo:paragraph-rsid="0022d684" style:font-size-asian="12pt" style:language-asian="tr" style:country-asian="TR" style:font-style-asian="italic" style:font-weight-asian="bold" style:font-name-complex="Times New Roman" style:font-size-complex="12pt" style:font-style-complex="italic"/>
    </style:style>
    <style:style style:name="P32" style:family="paragraph" style:parent-style-name="Standard">
      <style:paragraph-properties fo:text-align="justify" style:justify-single-word="false"/>
      <style:text-properties style:font-name="Nimbus Sans L" fo:font-size="12pt" fo:font-weight="bold" officeooo:rsid="00248930" officeooo:paragraph-rsid="00248930" style:font-size-asian="12pt" style:font-weight-asian="bold" style:font-size-complex="12pt" style:font-weight-complex="bold"/>
    </style:style>
    <style:style style:name="P33" style:family="paragraph" style:parent-style-name="Standard">
      <style:paragraph-properties fo:margin-left="0cm" fo:margin-right="0cm" fo:text-align="justify" style:justify-single-word="false" fo:text-indent="0.718cm" style:auto-text-indent="false"/>
      <style:text-properties style:font-name="Nimbus Sans L" fo:font-size="12pt" style:font-size-asian="12pt" style:language-asian="tr" style:country-asian="TR" style:font-name-complex="Times New Roman" style:font-size-complex="12pt"/>
    </style:style>
    <style:style style:name="P34" style:family="paragraph" style:parent-style-name="Standard">
      <style:paragraph-properties fo:margin-left="0cm" fo:margin-right="0cm" fo:text-align="justify" style:justify-single-word="false" fo:text-indent="1.249cm" style:auto-text-indent="false"/>
      <style:text-properties style:font-name="Nimbus Sans L" fo:font-size="12pt" style:font-size-asian="12pt" style:language-asian="tr" style:country-asian="TR" style:font-name-complex="Times New Roman" style:font-size-complex="12pt"/>
    </style:style>
    <style:style style:name="P35" style:family="paragraph" style:parent-style-name="Table_20_Contents">
      <style:text-properties style:font-name="Nimbus Sans L" fo:font-size="12pt" officeooo:rsid="002ff732" officeooo:paragraph-rsid="002ff732" style:font-size-asian="12pt" style:font-name-complex="Times New Roman" style:font-size-complex="12pt"/>
    </style:style>
    <style:style style:name="P36" style:family="paragraph" style:parent-style-name="Standard" style:master-page-name="Standard">
      <style:paragraph-properties fo:text-align="center" style:justify-single-word="false" style:page-number="auto"/>
      <style:text-properties style:font-name="Nimbus Sans L" fo:font-size="12pt" style:font-size-asian="12pt" style:language-asian="tr" style:country-asian="TR" style:font-name-complex="Times New Roman" style:font-size-complex="12pt"/>
    </style:style>
    <style:style style:name="P37"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normal" officeooo:paragraph-rsid="00295e4f" style:font-size-asian="12pt" style:language-asian="tr" style:country-asian="TR" style:font-style-asian="italic" style:font-weight-asian="normal" style:font-name-complex="Times New Roman"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normal" fo:font-weight="bold" officeooo:rsid="00295e4f" officeooo:paragraph-rsid="002e0ee0" style:font-size-asian="12pt" style:language-asian="tr" style:country-asian="TR" style:font-style-asian="normal" style:font-weight-asian="bold" style:font-name-complex="Times New Roman" style:font-size-complex="12pt" style:font-style-complex="normal"/>
    </style:style>
    <style:style style:name="P39"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normal" fo:font-weight="bold" officeooo:rsid="0022d684" officeooo:paragraph-rsid="00217cb8" style:font-size-asian="12pt" style:language-asian="tr" style:country-asian="TR" style:font-style-asian="normal" style:font-weight-asian="bold" style:font-name-complex="Times New Roman" style:font-size-complex="12pt" style:font-style-complex="normal"/>
    </style:style>
    <style:style style:name="P40"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normal" fo:font-weight="bold" officeooo:rsid="003536a1" officeooo:paragraph-rsid="003536a1" style:font-size-asian="12pt" style:language-asian="tr" style:country-asian="TR" style:font-style-asian="normal" style:font-weight-asian="bold" style:font-name-complex="Times New Roman" style:font-size-complex="12pt" style:font-style-complex="normal"/>
    </style:style>
    <style:style style:name="P41"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1e05ee" officeooo:paragraph-rsid="001e05ee" style:font-size-asian="12pt" style:language-asian="tr" style:country-asian="TR" style:font-name-complex="Times New Roman" style:font-size-complex="12pt"/>
    </style:style>
    <style:style style:name="P42"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weight="bold" officeooo:rsid="00281aae" officeooo:paragraph-rsid="001e05ee" style:font-size-asian="12pt" style:language-asian="tr" style:country-asian="TR" style:font-weight-asian="bold" style:font-name-complex="Times New Roman" style:font-size-complex="12pt" style:font-weight-complex="bold"/>
    </style:style>
    <style:style style:name="P43"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weight="bold" officeooo:rsid="002124fa" officeooo:paragraph-rsid="001fd4b0" style:font-size-asian="12pt" style:language-asian="tr" style:country-asian="TR" style:font-weight-asian="bold" style:font-name-complex="Times New Roman" style:font-size-complex="12pt" style:font-weight-complex="bold"/>
    </style:style>
    <style:style style:name="P44"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weight="bold" officeooo:rsid="0020bac8" officeooo:paragraph-rsid="00295e4f" style:font-size-asian="12pt" style:language-asian="tr" style:country-asian="TR" style:font-weight-asian="bold" style:font-name-complex="Times New Roman" style:font-size-complex="12pt" style:font-weight-complex="bold"/>
    </style:style>
    <style:style style:name="P45" style:family="paragraph" style:parent-style-name="Standard">
      <style:paragraph-properties fo:text-align="justify" style:justify-single-word="false"/>
      <style:text-properties style:font-name="Nimbus Sans L" fo:font-size="12pt" officeooo:paragraph-rsid="00370681" style:font-size-asian="12pt" style:language-asian="tr" style:country-asian="TR" style:font-name-complex="Times New Roman" style:font-size-complex="12pt"/>
    </style:style>
    <style:style style:name="P46" style:family="paragraph" style:parent-style-name="List_20_Paragraph" style:list-style-name="WWNum2">
      <style:paragraph-properties fo:text-align="justify" style:justify-single-word="false"/>
      <style:text-properties style:font-name="Nimbus Sans L" fo:font-size="12pt" style:font-size-asian="12pt" style:language-asian="tr" style:country-asian="TR" style:font-name-complex="Times New Roman" style:font-size-complex="12pt"/>
    </style:style>
    <style:style style:name="P47" style:family="paragraph" style:parent-style-name="List_20_Paragraph" style:list-style-name="WWNum3">
      <style:paragraph-properties fo:text-align="justify" style:justify-single-word="false"/>
      <style:text-properties style:font-name="Nimbus Sans L" fo:font-size="12pt" style:font-size-asian="12pt" style:language-asian="tr" style:country-asian="TR" style:font-name-complex="Times New Roman" style:font-size-complex="12pt"/>
    </style:style>
    <style:style style:name="P48" style:family="paragraph" style:parent-style-name="List_20_Paragraph" style:list-style-name="WWNum3">
      <style:paragraph-properties fo:text-align="justify" style:justify-single-word="false"/>
      <style:text-properties style:font-name="Nimbus Sans L" fo:font-size="12pt" officeooo:paragraph-rsid="001b6a87" style:font-size-asian="12pt" style:language-asian="tr" style:country-asian="TR" style:font-name-complex="Times New Roman" style:font-size-complex="12pt"/>
    </style:style>
    <style:style style:name="P49" style:family="paragraph" style:parent-style-name="List_20_Paragraph" style:list-style-name="WWNum3">
      <style:paragraph-properties fo:text-align="justify" style:justify-single-word="false"/>
      <style:text-properties style:font-name="Nimbus Sans L" fo:font-size="12pt" officeooo:paragraph-rsid="001b60d7" style:font-size-asian="12pt" style:language-asian="tr" style:country-asian="TR" style:font-name-complex="Times New Roman" style:font-size-complex="12pt"/>
    </style:style>
    <style:style style:name="P50" style:family="paragraph" style:parent-style-name="List_20_Paragraph" style:list-style-name="WWNum3">
      <style:paragraph-properties fo:text-align="justify" style:justify-single-word="false"/>
      <style:text-properties style:font-name="Nimbus Sans L" fo:font-size="12pt" officeooo:paragraph-rsid="002ac384" style:font-size-asian="12pt" style:language-asian="tr" style:country-asian="TR" style:font-name-complex="Times New Roman" style:font-size-complex="12pt"/>
    </style:style>
    <style:style style:name="P51" style:family="paragraph" style:parent-style-name="List_20_Paragraph" style:list-style-name="WWNum3">
      <style:paragraph-properties fo:text-align="justify" style:justify-single-word="false"/>
      <style:text-properties style:font-name="Nimbus Sans L" fo:font-size="12pt" officeooo:paragraph-rsid="001c8a6e" style:font-size-asian="12pt" style:language-asian="tr" style:country-asian="TR" style:font-name-complex="Times New Roman" style:font-size-complex="12pt"/>
    </style:style>
    <style:style style:name="P52" style:family="paragraph" style:parent-style-name="List_20_Paragraph" style:list-style-name="WWNum3">
      <style:paragraph-properties fo:text-align="justify" style:justify-single-word="false"/>
      <style:text-properties style:font-name="Nimbus Sans L" fo:font-size="12pt" officeooo:paragraph-rsid="001e05ee" style:font-size-asian="12pt" style:language-asian="tr" style:country-asian="TR" style:font-name-complex="Times New Roman" style:font-size-complex="12pt"/>
    </style:style>
    <style:style style:name="P53" style:family="paragraph" style:parent-style-name="List_20_Paragraph" style:list-style-name="WWNum3">
      <style:paragraph-properties fo:text-align="justify" style:justify-single-word="false"/>
      <style:text-properties style:font-name="Nimbus Sans L" fo:font-size="12pt" officeooo:paragraph-rsid="002867bb" style:font-size-asian="12pt" style:language-asian="tr" style:country-asian="TR" style:font-name-complex="Times New Roman" style:font-size-complex="12pt"/>
    </style:style>
    <style:style style:name="P54" style:family="paragraph" style:parent-style-name="List_20_Paragraph" style:list-style-name="WWNum3">
      <style:paragraph-properties fo:text-align="justify" style:justify-single-word="false"/>
      <style:text-properties style:font-name="Nimbus Sans L" fo:font-size="12pt" officeooo:rsid="002ac384" officeooo:paragraph-rsid="002ac384" style:font-size-asian="12pt" style:language-asian="tr" style:country-asian="TR" style:font-name-complex="Times New Roman" style:font-size-complex="12pt"/>
    </style:style>
    <style:style style:name="P55" style:family="paragraph" style:parent-style-name="List_20_Paragraph" style:list-style-name="WWNum3">
      <style:paragraph-properties fo:text-align="justify" style:justify-single-word="false"/>
      <style:text-properties style:font-name="Nimbus Sans L" fo:font-size="12pt" officeooo:rsid="001c8a6e" officeooo:paragraph-rsid="001c8a6e" style:font-size-asian="12pt" style:language-asian="tr" style:country-asian="TR" style:font-name-complex="Times New Roman" style:font-size-complex="12pt"/>
    </style:style>
    <style:style style:name="P56" style:family="paragraph" style:parent-style-name="List_20_Paragraph" style:list-style-name="WWNum3">
      <style:paragraph-properties fo:text-align="justify" style:justify-single-word="false"/>
      <style:text-properties style:font-name="Nimbus Sans L" fo:font-size="12pt" officeooo:rsid="002867bb" officeooo:paragraph-rsid="002867bb" style:font-size-asian="12pt" style:language-asian="tr" style:country-asian="TR" style:font-name-complex="Times New Roman" style:font-size-complex="12pt"/>
    </style:style>
    <style:style style:name="P57" style:family="paragraph" style:parent-style-name="List_20_Paragraph" style:list-style-name="WWNum3">
      <style:paragraph-properties fo:text-align="justify" style:justify-single-word="false"/>
      <style:text-properties style:font-name="Nimbus Sans L" fo:font-size="12pt" officeooo:rsid="0022d684" officeooo:paragraph-rsid="0022d684" style:font-size-asian="12pt" style:language-asian="tr" style:country-asian="TR" style:font-name-complex="Times New Roman" style:font-size-complex="12pt"/>
    </style:style>
    <style:style style:name="P58" style:family="paragraph" style:parent-style-name="List_20_Paragraph" style:list-style-name="WWNum3">
      <style:paragraph-properties fo:text-align="justify" style:justify-single-word="false"/>
      <style:text-properties style:font-name="Nimbus Sans L" fo:font-size="12pt" fo:font-style="italic" style:text-underline-style="solid" style:text-underline-width="auto" style:text-underline-color="font-color" fo:font-weight="bold" officeooo:rsid="001b60d7" officeooo:paragraph-rsid="001b60d7" style:font-size-asian="12pt" style:language-asian="tr" style:country-asian="TR" style:font-style-asian="italic" style:font-weight-asian="bold" style:font-name-complex="Times New Roman" style:font-size-complex="12pt" style:font-style-complex="italic" style:font-weight-complex="bold"/>
    </style:style>
    <style:style style:name="P59" style:family="paragraph" style:parent-style-name="List_20_Paragraph" style:list-style-name="WWNum3">
      <style:paragraph-properties fo:text-align="justify" style:justify-single-word="false"/>
      <style:text-properties style:font-name="Nimbus Sans L" fo:font-size="12pt" fo:font-style="italic" style:text-underline-style="solid" style:text-underline-width="auto" style:text-underline-color="font-color" fo:font-weight="bold" officeooo:rsid="001c8a6e" officeooo:paragraph-rsid="001c8a6e" style:font-size-asian="12pt" style:language-asian="tr" style:country-asian="TR" style:font-style-asian="italic" style:font-weight-asian="bold" style:font-name-complex="Times New Roman" style:font-size-complex="12pt" style:font-style-complex="italic" style:font-weight-complex="bold"/>
    </style:style>
    <style:style style:name="P60" style:family="paragraph" style:parent-style-name="List_20_Paragraph" style:list-style-name="WWNum3">
      <style:paragraph-properties fo:text-align="justify" style:justify-single-word="false"/>
      <style:text-properties style:font-name="Nimbus Sans L" fo:font-size="12pt" fo:font-style="italic" style:text-underline-style="solid" style:text-underline-width="auto" style:text-underline-color="font-color" fo:font-weight="bold" officeooo:rsid="002867bb" officeooo:paragraph-rsid="002867bb" style:font-size-asian="12pt" style:language-asian="tr" style:country-asian="TR" style:font-style-asian="italic" style:font-weight-asian="bold" style:font-name-complex="Times New Roman" style:font-size-complex="12pt" style:font-style-complex="italic" style:font-weight-complex="bold"/>
    </style:style>
    <style:style style:name="P61" style:family="paragraph" style:parent-style-name="Table_20_Contents">
      <style:paragraph-properties fo:margin-top="0cm" fo:margin-bottom="0cm" loext:contextual-spacing="false" fo:line-height="100%" style:writing-mode="lr-tb"/>
      <style:text-properties style:font-name="Nimbus Sans L" fo:font-size="12pt" fo:font-weight="bold" officeooo:rsid="00248930" officeooo:paragraph-rsid="001e05ee" style:font-size-asian="12pt" style:font-weight-asian="bold" style:font-name-complex="Times New Roman" style:font-size-complex="12pt" style:font-weight-complex="bold"/>
    </style:style>
    <style:style style:name="P62" style:family="paragraph" style:parent-style-name="Table_20_Contents">
      <style:paragraph-properties fo:margin-top="0cm" fo:margin-bottom="0cm" loext:contextual-spacing="false" fo:line-height="100%" style:writing-mode="lr-tb"/>
      <style:text-properties style:font-name="Nimbus Sans L" fo:font-size="12pt" fo:font-weight="bold" officeooo:rsid="00248930" officeooo:paragraph-rsid="001fd4b0" style:font-size-asian="12pt" style:font-weight-asian="bold" style:font-name-complex="Times New Roman" style:font-size-complex="12pt" style:font-weight-complex="bold"/>
    </style:style>
    <style:style style:name="P63" style:family="paragraph" style:parent-style-name="Table_20_Contents">
      <style:paragraph-properties fo:margin-top="0cm" fo:margin-bottom="0cm" loext:contextual-spacing="false" fo:line-height="100%" style:writing-mode="lr-tb"/>
      <style:text-properties style:font-name="Nimbus Sans L" fo:font-size="12pt" fo:font-weight="bold" officeooo:rsid="003536a1" officeooo:paragraph-rsid="003536a1" style:font-size-asian="12pt" style:font-weight-asian="bold" style:font-name-complex="Times New Roman" style:font-size-complex="12pt" style:font-weight-complex="bold"/>
    </style:style>
    <style:style style:name="T1" style:family="text">
      <style:text-properties officeooo:rsid="00184592"/>
    </style:style>
    <style:style style:name="T2" style:family="text">
      <style:text-properties officeooo:rsid="0019d639"/>
    </style:style>
    <style:style style:name="T3" style:family="text">
      <style:text-properties officeooo:rsid="001b60d7"/>
    </style:style>
    <style:style style:name="T4" style:family="text">
      <style:text-properties officeooo:rsid="001b6a87"/>
    </style:style>
    <style:style style:name="T5" style:family="text">
      <style:text-properties officeooo:rsid="001c8a6e"/>
    </style:style>
    <style:style style:name="T6" style:family="text">
      <style:text-properties officeooo:rsid="001e05ee"/>
    </style:style>
    <style:style style:name="T7" style:family="text">
      <style:text-properties style:language-asian="tr" style:country-asian="TR"/>
    </style:style>
    <style:style style:name="T8" style:family="text">
      <style:text-properties officeooo:rsid="001e05ee" style:language-asian="tr" style:country-asian="TR"/>
    </style:style>
    <style:style style:name="T9" style:family="text">
      <style:text-properties officeooo:rsid="00148def" style:language-asian="tr" style:country-asian="TR"/>
    </style:style>
    <style:style style:name="T10" style:family="text">
      <style:text-properties officeooo:rsid="002124fa" style:language-asian="tr" style:country-asian="TR"/>
    </style:style>
    <style:style style:name="T11" style:family="text">
      <style:text-properties style:language-asian="tr" style:country-asian="TR" style:font-name-complex="Times New Roman"/>
    </style:style>
    <style:style style:name="T12" style:family="text">
      <style:text-properties officeooo:rsid="00266d9c" style:language-asian="tr" style:country-asian="TR" style:font-name-complex="Times New Roman"/>
    </style:style>
    <style:style style:name="T13" style:family="text">
      <style:text-properties officeooo:rsid="00217cb8"/>
    </style:style>
    <style:style style:name="T14" style:family="text">
      <style:text-properties officeooo:rsid="0022d684"/>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2124fa" style:font-weight-asian="bold" style:font-weight-complex="bold"/>
    </style:style>
    <style:style style:name="T18" style:family="text">
      <style:text-properties fo:font-weight="bold" officeooo:rsid="00248930" style:font-weight-asian="bold" style:font-weight-complex="bold"/>
    </style:style>
    <style:style style:name="T19" style:family="text">
      <style:text-properties fo:font-weight="bold" officeooo:rsid="0020bac8" style:font-weight-asian="bold" style:font-weight-complex="bold"/>
    </style:style>
    <style:style style:name="T20" style:family="text">
      <style:text-properties fo:font-weight="bold" officeooo:rsid="00298340" style:font-weight-asian="bold" style:font-weight-complex="bold"/>
    </style:style>
    <style:style style:name="T21" style:family="text">
      <style:text-properties fo:font-weight="bold" officeooo:rsid="002cc12d" style:font-weight-asian="bold" style:font-weight-complex="bold"/>
    </style:style>
    <style:style style:name="T22" style:family="text">
      <style:text-properties fo:font-weight="bold" officeooo:rsid="002f4e2b" style:font-weight-asian="bold" style:font-weight-complex="bold"/>
    </style:style>
    <style:style style:name="T23" style:family="text">
      <style:text-properties fo:font-weight="bold" officeooo:rsid="003536a1" style:font-weight-asian="bold" style:font-weight-complex="bold"/>
    </style:style>
    <style:style style:name="T24" style:family="text">
      <style:text-properties fo:font-weight="bold" officeooo:rsid="001e05ee" style:font-weight-asian="bold"/>
    </style:style>
    <style:style style:name="T25" style:family="text">
      <style:text-properties fo:font-weight="bold" style:language-asian="tr" style:country-asian="TR" style:font-weight-asian="bold" style:font-weight-complex="bold"/>
    </style:style>
    <style:style style:name="T26" style:family="text">
      <style:text-properties fo:font-weight="bold" officeooo:rsid="002124fa" style:language-asian="tr" style:country-asian="TR" style:font-weight-asian="bold" style:font-weight-complex="bold"/>
    </style:style>
    <style:style style:name="T27" style:family="text">
      <style:text-properties fo:font-weight="bold" officeooo:rsid="0020bac8" style:language-asian="tr" style:country-asian="TR" style:font-weight-asian="bold" style:font-weight-complex="bold"/>
    </style:style>
    <style:style style:name="T28" style:family="text">
      <style:text-properties fo:font-weight="bold" officeooo:rsid="00281aae" style:language-asian="tr" style:country-asian="TR" style:font-weight-asian="bold" style:font-weight-complex="bold"/>
    </style:style>
    <style:style style:name="T29" style:family="text">
      <style:text-properties fo:font-weight="bold" officeooo:rsid="003536a1" style:language-asian="tr" style:country-asian="TR" style:font-weight-asian="bold" style:font-weight-complex="bold"/>
    </style:style>
    <style:style style:name="T30" style:family="text">
      <style:text-properties fo:font-weight="bold" officeooo:rsid="00370681" style:language-asian="tr" style:country-asian="TR" style:font-weight-asian="bold" style:font-weight-complex="bold"/>
    </style:style>
    <style:style style:name="T31" style:family="text">
      <style:text-properties officeooo:rsid="00281aae"/>
    </style:style>
    <style:style style:name="T32" style:family="text">
      <style:text-properties officeooo:rsid="002867bb"/>
    </style:style>
    <style:style style:name="T33" style:family="text">
      <style:text-properties fo:font-weight="normal" style:font-weight-asian="normal" style:font-weight-complex="normal"/>
    </style:style>
    <style:style style:name="T34" style:family="text">
      <style:text-properties fo:font-weight="normal" officeooo:rsid="00217cb8" style:font-weight-asian="normal" style:font-weight-complex="normal"/>
    </style:style>
    <style:style style:name="T35" style:family="text">
      <style:text-properties fo:font-weight="normal" officeooo:rsid="002124fa" style:font-weight-asian="normal" style:font-weight-complex="normal"/>
    </style:style>
    <style:style style:name="T36" style:family="text">
      <style:text-properties fo:font-weight="normal" officeooo:rsid="003536a1" style:font-weight-asian="normal" style:font-weight-complex="normal"/>
    </style:style>
    <style:style style:name="T37" style:family="text">
      <style:text-properties fo:font-weight="normal" officeooo:rsid="00370681" style:font-weight-asian="normal" style:font-weight-complex="normal"/>
    </style:style>
    <style:style style:name="T38" style:family="text">
      <style:text-properties fo:font-style="normal" officeooo:rsid="0022d684" style:font-style-asian="normal" style:font-style-complex="normal"/>
    </style:style>
    <style:style style:name="T39" style:family="text">
      <style:text-properties fo:font-style="normal" officeooo:rsid="00295e4f" style:font-style-asian="normal" style:font-style-complex="normal"/>
    </style:style>
    <style:style style:name="T40" style:family="text">
      <style:text-properties fo:font-style="normal" style:text-underline-style="none" fo:font-weight="normal" officeooo:rsid="002867bb" style:font-style-asian="normal" style:font-weight-asian="normal" style:font-style-complex="normal" style:font-weight-complex="normal"/>
    </style:style>
    <style:style style:name="T41" style:family="text">
      <style:text-properties fo:font-style="normal" style:text-underline-style="none" fo:font-weight="normal" officeooo:rsid="003288a2" style:font-style-asian="normal" style:font-weight-asian="normal" style:font-style-complex="normal" style:font-weight-complex="normal"/>
    </style:style>
    <style:style style:name="T42" style:family="text">
      <style:text-properties officeooo:rsid="002ac384"/>
    </style:style>
    <style:style style:name="T43" style:family="text">
      <style:text-properties officeooo:rsid="002cc12d"/>
    </style:style>
    <style:style style:name="T44" style:family="text">
      <style:text-properties officeooo:rsid="002e0ee0"/>
    </style:style>
    <style:style style:name="T45" style:family="text">
      <style:text-properties officeooo:rsid="002ff732"/>
    </style:style>
    <style:style style:name="T46" style:family="text">
      <style:text-properties style:font-name-complex="Times New Roman"/>
    </style:style>
    <style:style style:name="T47" style:family="text">
      <style:text-properties officeooo:rsid="002ff732" style:font-name-complex="Times New Roman"/>
    </style:style>
    <style:style style:name="T48" style:family="text">
      <style:text-properties officeooo:rsid="00308b9a"/>
    </style:style>
    <style:style style:name="T49" style:family="text">
      <style:text-properties officeooo:rsid="003288a2"/>
    </style:style>
    <style:style style:name="T50" style:family="text">
      <style:text-properties officeooo:rsid="00345004"/>
    </style:style>
    <style:style style:name="T51" style:family="text">
      <style:text-properties officeooo:rsid="003536a1"/>
    </style:style>
    <style:style style:name="T52" style:family="text">
      <style:text-properties officeooo:rsid="003706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AHLİYE TAAHHÜTNAMESİ</text:p>
      <text:p text:style-name="P33">Halen tahtı icarımda bulunan, maliki ve kiraya vereni ve özellikleri aşağıda belirtilen taşınmazı;</text:p>
      <text:list xml:id="list3688293059585816835" text:style-name="WWNum2">
        <text:list-item>
          <text:p text:style-name="P46">kira müddetinin bitim tarihinde ve/veya </text:p>
        </text:list-item>
        <text:list-item>
          <text:p text:style-name="P46">taşınmazın başka bir şahıs veya firmaya satışının gerçekleşmesi durumunda 15 (onbeş) işgünü içerisinde, </text:p>
        </text:list-item>
      </text:list>
      <text:p text:style-name="P23">hiçbir kanuni merasime, ihtar ve protesto keşidesine, cevap itasına, tebliğ ve tebellüğe hacet kalmaksızın, kayıtsız ve şartsız olarak boşaltmayı kabul ve taahhüt ediyorum.</text:p>
      <text:p text:style-name="P34">Gününde tahliye edemediğim/etmediğim takdirde, kiraya veren veya yetkili kanuni vekili tarafından aleyhime yapılacak, her türlü icra takibatı, mahkeme masrafları, avukatlık ücretleri ve benzeri tüm ücretlerinde tamamen şahsım tarafından karşılanacağını şimdiden <text:s/>kabul ve taahhüt ediyorum</text:p>
      <text:p text:style-name="P23"/>
      <text:p text:style-name="P23"><text:tab/><text:tab/><text:tab/><text:tab/><text:tab/><text:tab/>Taahhüt eden İsim - Soyad - İmza</text:p>
      <text:p text:style-name="P24"><text:s/></text:p>
      <text:p text:style-name="P28"><text:s text:c="5"/></text:p>
      <text:p text:style-name="P23">Taahhüt edenin<text:tab/><text:tab/></text:p>
      <text:p text:style-name="P23">Adı Soyadı<text:tab/><text:tab/><text:tab/><text:tab/>: <text:span text:style-name="T52">Oğuzhan TÜRKMEN</text:span><text:tab/></text:p>
      <text:p text:style-name="P45">Adresi<text:tab/><text:tab/><text:tab/><text:tab/><text:tab/>: <text:span text:style-name="T52">Büyük Beybağı Mahallesi Yeşilbağ Cad. </text:span></text:p>
      <text:p text:style-name="P45"><text:span text:style-name="T52"><text:tab/><text:tab/><text:tab/><text:tab/><text:tab/> <text:s/>İskan Evleri 10. Blok No:3 TOKAT</text:span></text:p>
      <text:p text:style-name="P23">Telefon<text:tab/><text:tab/><text:tab/><text:tab/>: <text:span text:style-name="T52">0 544 762 13 55</text:span></text:p>
      <text:p text:style-name="P23"/>
      <text:p text:style-name="P23">Taahhüte bahis konusu olan<text:tab/></text:p>
      <text:p text:style-name="P23">Sözleşme Tarihi<text:tab/><text:tab/><text:tab/>: <text:span text:style-name="T52">28 Şubat 2019</text:span></text:p>
      <text:p text:style-name="P45"><text:span text:style-name="T33">Sözleşme No<text:tab/><text:tab/><text:tab/>: </text:span><text:span text:style-name="T35">2020</text:span><text:span text:style-name="T37">-</text:span><text:span text:style-name="T35">0</text:span><text:span text:style-name="T36">3</text:span><text:span text:style-name="T35">01001</text:span><text:tab/></text:p>
      <text:p text:style-name="P24">Taahhüt tarihi<text:tab/><text:tab/><text:tab/>: <text:span text:style-name="T52">25 Ağustos 2019</text:span><text:tab/></text:p>
      <text:p text:style-name="P24">Kira müddeti bitim <text:s/>Tarihi<text:tab/><text:tab/>: <text:span text:style-name="T52">28 Şubat 2020</text:span><text:tab/></text:p>
      <text:p text:style-name="P24"/>
      <text:p text:style-name="P23"/>
      <text:p text:style-name="P23"/>
      <text:p text:style-name="P23"/>
      <text:p text:style-name="P23"/>
      <text:p text:style-name="P23"/>
      <text:p text:style-name="P23"/>
      <text:p text:style-name="P1"><text:soft-page-break/><text:span text:style-name="T24">BELİRLİ SÜRELİ </text:span><text:span text:style-name="T15">KİRA SÖZLEŞMESİ</text:span></text:p>
      <table:table table:name="Tablo7" table:style-name="Tablo7">
        <table:table-column table:style-name="Tablo7.A"/>
        <table:table-row>
          <table:table-cell table:style-name="Tablo7.A1" office:value-type="string">
            <text:p text:style-name="P9"><text:span text:style-name="T7">Sözleşme </text:span><text:span text:style-name="T8">Tarihi ve </text:span><text:span text:style-name="T7">No:</text:span><text:span text:style-name="T25"> </text:span><text:span text:style-name="T29">28 Şubat</text:span><text:span text:style-name="T26"> 2019 - 2020</text:span><text:span text:style-name="T30">-</text:span><text:span text:style-name="T26">0</text:span><text:span text:style-name="T29">3</text:span><text:span text:style-name="T26">01001</text:span></text:p>
          </table:table-cell>
        </table:table-row>
      </table:table>
      <text:p text:style-name="P11"/>
      <table:table table:name="Tablo2" table:style-name="Tablo2">
        <table:table-column table:style-name="Tablo2.A"/>
        <table:table-column table:style-name="Tablo2.B"/>
        <table:table-row>
          <table:table-cell table:style-name="Tablo2.A1" office:value-type="string">
            <text:p text:style-name="P37">Kiraya Veren</text:p>
          </table:table-cell>
          <table:table-cell table:style-name="Tablo2.B1" office:value-type="string">
            <text:p text:style-name="P14"><text:span text:style-name="T38">H.Murat BALCI –</text:span><text:span text:style-name="T39"> </text:span></text:p>
            <text:p text:style-name="P38">İsmail Altıngövde Cad. No:21 TOKAT </text:p>
            <text:p text:style-name="P38">505 320 22 40</text:p>
          </table:table-cell>
        </table:table-row>
      </table:table>
      <text:p text:style-name="P12"/>
      <table:table table:name="Tablo3" table:style-name="Tablo3">
        <table:table-column table:style-name="Tablo3.A"/>
        <table:table-column table:style-name="Tablo3.B"/>
        <table:table-row>
          <table:table-cell table:style-name="Tablo3.A1" office:value-type="string">
            <text:p text:style-name="P15"><text:span text:style-name="T33">Kir</text:span><text:span text:style-name="T34">acı <text:s text:c="10"/></text:span></text:p>
          </table:table-cell>
          <table:table-cell table:style-name="Tablo3.B1" office:value-type="string">
            <text:p text:style-name="P40">Oğuzhan Türkmen TC:14501331266</text:p>
            <text:p text:style-name="P39"/>
            <text:p text:style-name="P39"/>
          </table:table-cell>
        </table:table-row>
      </table:table>
      <text:p text:style-name="P2"/>
      <table:table table:name="Tablo5" table:style-name="Tablo5">
        <table:table-column table:style-name="Tablo5.A"/>
        <table:table-row>
          <table:table-cell table:style-name="Tablo5.A1" office:value-type="string">
            <text:p text:style-name="P16">Kira<text:span text:style-name="T6">lananın</text:span></text:p>
          </table:table-cell>
        </table:table-row>
      </table:table>
      <table:table table:name="Tablo6" table:style-name="Tablo6">
        <table:table-column table:style-name="Tablo6.A"/>
        <table:table-column table:style-name="Tablo6.B"/>
        <table:table-column table:style-name="Tablo6.C"/>
        <table:table-column table:style-name="Tablo6.D"/>
        <table:table-row>
          <table:table-cell table:style-name="Tablo6.A1" office:value-type="string">
            <text:p text:style-name="P41">Cinsi <text:s text:c="19"/></text:p>
          </table:table-cell>
          <table:table-cell table:style-name="Tablo6.A1" office:value-type="string">
            <text:p text:style-name="P42">İşyeri</text:p>
          </table:table-cell>
          <table:table-cell table:style-name="Tablo6.C1" table:number-columns-spanned="2" office:value-type="string">
            <text:p text:style-name="P18">Tapu bilgileri</text:p>
          </table:table-cell>
          <table:covered-table-cell/>
        </table:table-row>
        <table:table-row>
          <table:table-cell table:style-name="Tablo6.A2" office:value-type="string">
            <text:p text:style-name="P19">Kullanım Amacı</text:p>
          </table:table-cell>
          <table:table-cell table:style-name="Tablo6.A2" office:value-type="string">
            <text:p text:style-name="P63">Züccaciye – Kumaş Satış</text:p>
          </table:table-cell>
          <table:table-cell table:style-name="Tablo6.A2" office:value-type="string">
            <text:p text:style-name="P20">Dairesi</text:p>
          </table:table-cell>
          <table:table-cell table:style-name="Tablo6.D2" office:value-type="string">
            <text:p text:style-name="P20"><text:span text:style-name="T18">T</text:span><text:span text:style-name="T16">okat</text:span></text:p>
          </table:table-cell>
        </table:table-row>
        <table:table-row>
          <table:table-cell table:style-name="Tablo6.A2" table:number-rows-spanned="2" office:value-type="string">
            <text:p text:style-name="P19">Adresi <text:s text:c="10"/></text:p>
          </table:table-cell>
          <table:table-cell table:style-name="Tablo6.A2" table:number-rows-spanned="2" office:value-type="string">
            <text:p text:style-name="P61">Hızarhane Caddesi No:5 TOKAT</text:p>
          </table:table-cell>
          <table:table-cell table:style-name="Tablo6.A2" office:value-type="string">
            <text:p text:style-name="P20">Mahallesi</text:p>
          </table:table-cell>
          <table:table-cell table:style-name="Tablo6.D2" office:value-type="string">
            <text:p text:style-name="P20"><text:span text:style-name="T18">M</text:span><text:span text:style-name="T16">eydan</text:span></text:p>
          </table:table-cell>
        </table:table-row>
        <table:table-row>
          <table:covered-table-cell/>
          <table:covered-table-cell/>
          <table:table-cell table:style-name="Tablo6.A2" office:value-type="string">
            <text:p text:style-name="P20">Mevkii</text:p>
          </table:table-cell>
          <table:table-cell table:style-name="Tablo6.D2" office:value-type="string">
            <text:p text:style-name="P22">Hızarhane</text:p>
          </table:table-cell>
        </table:table-row>
        <table:table-row>
          <table:table-cell table:style-name="Tablo6.A2" office:value-type="string">
            <text:p text:style-name="P21">Elektrik <text:span text:style-name="T43">abone no</text:span></text:p>
          </table:table-cell>
          <table:table-cell table:style-name="Tablo6.A2" office:value-type="string">
            <text:p text:style-name="P62">12134</text:p>
          </table:table-cell>
          <table:table-cell table:style-name="Tablo6.A2" office:value-type="string">
            <text:p text:style-name="P21">Pafta</text:p>
          </table:table-cell>
          <table:table-cell table:style-name="Tablo6.D2" office:value-type="string">
            <text:p text:style-name="P21"><text:span text:style-name="T18">2</text:span><text:span text:style-name="T21">0</text:span></text:p>
          </table:table-cell>
        </table:table-row>
        <table:table-row>
          <table:table-cell table:style-name="Tablo6.A2" office:value-type="string">
            <text:p text:style-name="P21">Su <text:span text:style-name="T43">abone no</text:span></text:p>
          </table:table-cell>
          <table:table-cell table:style-name="Tablo6.A2" office:value-type="string">
            <text:p text:style-name="P62">7599</text:p>
          </table:table-cell>
          <table:table-cell table:style-name="Tablo6.A2" office:value-type="string">
            <text:p text:style-name="P21">Ada </text:p>
          </table:table-cell>
          <table:table-cell table:style-name="Tablo6.D2" office:value-type="string">
            <text:p text:style-name="P62">390</text:p>
          </table:table-cell>
        </table:table-row>
        <table:table-row>
          <table:table-cell table:style-name="Tablo6.A2" office:value-type="string">
            <text:p text:style-name="P21">Doğalgaz <text:span text:style-name="T43">abone no</text:span></text:p>
          </table:table-cell>
          <table:table-cell table:style-name="Tablo6.A2" office:value-type="string">
            <text:p text:style-name="P62">-</text:p>
          </table:table-cell>
          <table:table-cell table:style-name="Tablo6.A2" office:value-type="string">
            <text:p text:style-name="P21">Parsel </text:p>
          </table:table-cell>
          <table:table-cell table:style-name="Tablo6.D2" office:value-type="string">
            <text:p text:style-name="P62">89</text:p>
          </table:table-cell>
        </table:table-row>
      </table:table>
      <table:table table:name="Tablo4" table:style-name="Tablo4">
        <table:table-column table:style-name="Tablo4.A"/>
        <table:table-column table:style-name="Tablo4.B"/>
        <table:table-row>
          <table:table-cell table:style-name="Tablo4.A1" office:value-type="string">
            <text:p text:style-name="P35">Demirbaş</text:p>
          </table:table-cell>
          <table:table-cell table:style-name="Tablo4.B1" office:value-type="string">
            <text:p text:style-name="P13">Aliminyum vitrin camekanı , <text:span text:style-name="T45">f</text:span>erforje demir doğrama üzeri mermer basamaklar, <text:span text:style-name="T45">t</text:span><text:span text:style-name="T46">uvalette </text:span><text:span text:style-name="T47">k</text:span><text:span text:style-name="T46">lozet, lavabo, lavabo bataryası, ayna, kartlı su sayacı</text:span></text:p>
          </table:table-cell>
        </table:table-row>
      </table:table>
      <text:p text:style-name="P4"/>
      <table:table table:name="Tablo1" table:style-name="Tablo1">
        <table:table-column table:style-name="Tablo1.A"/>
        <table:table-column table:style-name="Tablo1.B"/>
        <table:table-row>
          <table:table-cell table:style-name="Tablo1.A1" office:value-type="string">
            <text:p text:style-name="P7">Kira süresi</text:p>
          </table:table-cell>
          <table:table-cell table:style-name="Tablo1.B1" office:value-type="string">
            <text:p text:style-name="P17">1 (Bir) yıl</text:p>
          </table:table-cell>
        </table:table-row>
        <table:table-row>
          <table:table-cell table:style-name="Tablo1.A2" office:value-type="string">
            <text:p text:style-name="P5">Başlangıç tarihi</text:p>
          </table:table-cell>
          <table:table-cell table:style-name="Tablo1.B2" office:value-type="string">
            <text:p text:style-name="P43">01 <text:span text:style-name="T51">Mart</text:span> 2019</text:p>
          </table:table-cell>
        </table:table-row>
        <table:table-row>
          <table:table-cell table:style-name="Tablo1.A2" office:value-type="string">
            <text:p text:style-name="P5">Bitiş tarihi </text:p>
          </table:table-cell>
          <table:table-cell table:style-name="Tablo1.B2" office:value-type="string">
            <text:p text:style-name="P43"><text:span text:style-name="T51">28</text:span> <text:span text:style-name="T51">Şubat </text:span>20<text:span text:style-name="T51">20</text:span></text:p>
          </table:table-cell>
        </table:table-row>
        <table:table-row>
          <table:table-cell table:style-name="Tablo1.A2" office:value-type="string">
            <text:p text:style-name="P5"><text:span text:style-name="T44">Yıllık kira b</text:span>edeli</text:p>
          </table:table-cell>
          <table:table-cell table:style-name="Tablo1.B2" office:value-type="string">
            <text:p text:style-name="P5"><text:span text:style-name="T17">22200 TL + </text:span><text:span text:style-name="T20">Kira s</text:span><text:span text:style-name="T17">topaj</text:span><text:span text:style-name="T20">ı</text:span></text:p>
          </table:table-cell>
        </table:table-row>
        <table:table-row>
          <table:table-cell table:style-name="Tablo1.A2" office:value-type="string">
            <text:p text:style-name="P8">Aylık kira bedeli</text:p>
          </table:table-cell>
          <table:table-cell table:style-name="Tablo1.B2" office:value-type="string">
            <text:p text:style-name="P5"><text:span text:style-name="T22">1850</text:span><text:span text:style-name="T17"> TL </text:span></text:p>
          </table:table-cell>
        </table:table-row>
        <table:table-row>
          <table:table-cell table:style-name="Tablo1.A2" office:value-type="string">
            <text:p text:style-name="P3">Ödeme şekli</text:p>
          </table:table-cell>
          <table:table-cell table:style-name="Tablo1.B2" office:value-type="string">
            <text:p text:style-name="P6"><text:span text:style-name="T19">Her ayın </text:span><text:span text:style-name="T23">ilk beş günü içerisinde</text:span><text:span text:style-name="T22">,</text:span><text:span text:style-name="T19"> banka havalesi ile </text:span><text:span text:style-name="T17">1850 TL x 12 eşit taksitte </text:span></text:p>
          </table:table-cell>
        </table:table-row>
        <table:table-row>
          <table:table-cell table:style-name="Tablo1.A2" office:value-type="string">
            <text:p text:style-name="P10"><text:span text:style-name="T9">Kira </text:span><text:span text:style-name="T10">bedelinin</text:span><text:span text:style-name="T9"> yatırılacağı b</text:span><text:span text:style-name="T7">anka </text:span><text:span text:style-name="T9">ve</text:span><text:span text:style-name="T7"> hesap no</text:span></text:p>
          </table:table-cell>
          <table:table-cell table:style-name="Tablo1.B2" office:value-type="string">
            <text:p text:style-name="P44">İş Bankası Tokat Merkez Şube </text:p>
            <text:p text:style-name="P10"><text:span text:style-name="T28">Hesap No: </text:span><text:span text:style-name="T27">5800 - 0382789</text:span></text:p>
          </table:table-cell>
        </table:table-row>
      </table:table>
      <text:p text:style-name="P3"/>
      <text:p text:style-name="P30"><text:span text:style-name="T32">Sözleşme ile anlaşmaya varılan hususlar</text:span>:</text:p>
      <text:list xml:id="list2190066954572475170" text:style-name="WWNum3">
        <text:list-header>
          <text:p text:style-name="P58">Kiracının Sorumlulukları</text:p>
        </text:list-header>
        <text:list-item>
          <text:p text:style-name="P48">Kiracı <text:span text:style-name="T4">kiralanan yerin</text:span> <text:span text:style-name="T4">veya yerin kullanım hakkının</text:span>, tümünü veya bir kısmını üçüncü şahıslara devredemez,yanına <text:span text:style-name="T31">kiracı </text:span>ortak alamaz, <text:span text:style-name="T42">devir ve temlik</text:span> edemez, <text:span text:style-name="T42">alt</text:span> kiraya veremez. Kiracı <text:span text:style-name="T50">kiralananı</text:span>, en iyi şekilde kulla<text:span text:style-name="T1">na</text:span>cak, koruyacak, temiz tutacaktır. </text:p>
        </text:list-item>
        <text:list-item>
          <text:p text:style-name="P48">Kiraya <text:span text:style-name="T31">verene</text:span> bildirmeden bu durumların gerçekleştirilmesi ile ortaya çıkacak <text:s/>her türlü zararı kiracı tanzime mecburdur. Vakı zararın üçüncü şahıs tarafından yapılmış olması, kiraya <text:span text:style-name="T31">verenin</text:span> zararı kiracıdan talep hakkına tesir etmez. </text:p>
        </text:list-item>
        <text:list-item>
          <text:p text:style-name="P47"><text:soft-page-break/>Kiracı elektrik, su vb. abone gerektiren işlemlerde, kira başlangıcında abonelikleri üzerine alacaktır ve kira müddeti boyunca bu giderler kiracıya aittir.</text:p>
        </text:list-item>
        <text:list-item>
          <text:p text:style-name="P49">Taşınmazda bulunan tuvalet, la<text:bookmark text:name="_GoBack"/>vabo <text:s/>banyo, vb. malzemeler kiracıya sağlam olarak teslim edilmiştir ve kira bitiminde kiracı bu malzemeleri sağlam ve eksiksiz olarak teslim etmekle yükümlüdür. Malzemelerde hasar oluşması durumunda kiracı ödemekle yükümlüdür. </text:p>
        </text:list-item>
        <text:list-item>
          <text:p text:style-name="P54">Kiracı, kiralanandaki onarımlara katlanmak ve kiralanandaki olağan kullanımdan dolayı yapılması gereken onarımları yapmak/yaptırmak ve giderlerini karşılamak zorundadır.</text:p>
          <text:p text:style-name="P58">Kiracıya ait olan giderler</text:p>
        </text:list-item>
        <text:list-item>
          <text:p text:style-name="P50">Kiralananın mülkiyet hakkından doğan vergileri <text:span text:style-name="T42">(emlak, bina, kültür vb.)</text:span> kiraya <text:span text:style-name="T42">verene</text:span>, kullanımdan doğan vergi, resim ve harçları <text:span text:style-name="T42">(ÇTV, kira stopajı vb.)</text:span> kiracıya aittir. Sözleşme tutarı, vergiler düşüldükten sonra ödene<text:span text:style-name="T2">cek olan </text:span>miktardır.</text:p>
        </text:list-item>
        <text:list-item>
          <text:p text:style-name="P47">Taşınmazın varsa ortak giderleri kiracı tarafından ödenecektir. </text:p>
          <text:p text:style-name="P58">Kiralanan yerde yapılmak istenen ek tadilat ve imalatlar </text:p>
        </text:list-item>
        <text:list-item>
          <text:p text:style-name="P47">Kiralananın iyi ve kullanılmaya elverişli halde teslim edildiği asıldır. Aksi durum kiracı tarafından ispatlanmak zorundadır. Kiralananın normal kullanımından dolayı ortaya çıkacak yıpranma ve eksikliklerden dolayı kiracı sorumlu değildir.</text:p>
        </text:list-item>
        <text:list-item>
          <text:p text:style-name="P50">Kiralananın heyeti aslisine zarar vermemek kaydıyla kiracı tarafından yapılmak istenen imalatlar kiraya <text:span text:style-name="T42">verenin</text:spa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p>
        </text:list-item>
        <text:list-item>
          <text:p text:style-name="P47">Kiracı, kira bitiminde yaptığı bu tip imalatları sökemez, çıkaramaz, kıramaz. Kiracı bu tip imalatları sağlam olarak kiraya verene teslim etmekle yükümlüdür. </text:p>
          <text:p text:style-name="P58">Kira artış oranı</text:p>
        </text:list-item>
        <text:list-item>
          <text:p text:style-name="P47">Yıllık kira artışı, <text:span text:style-name="T3">Borçlar Kanununun 344. maddesinde belirtilen,</text:span> <text:span text:style-name="T3">yıllık </text:span>Üretici Fiyat endeksine göre ayarlanır. Yıllık kira artışı, Üretici Fiyat Endeksinin %10 ‘un altında olması durumunda <text:s/>%10 , <text:span text:style-name="T13">diğer durumlarda </text:span>Üretici Fiyat Endeksi <text:s/>oranında yapılacaktır. </text:p>
          <text:p text:style-name="P59">Kira Süresi</text:p>
        </text:list-item>
        <text:list-item>
          <text:p text:style-name="P47">İşbu sözleşme <text:span text:style-name="T5">belirli bir süre için yapılmıştır.</text:span> belirtilen kira başlangıç ve bitiş süreleri kesindir. <text:span text:style-name="T31">Kiralanan yer</text:span> 1 (bir) yıllığına kiraya verilmiş ve <text:span text:style-name="T5">kiralananın kullanım </text:span>tarihler<text:span text:style-name="T5">i</text:span> belirlenmiştir. Kiracı kirada bulunması dolayısı ile kirayı uzatma hakkına sahip <text:span text:style-name="T31">olmadığını peşin olarak kabul etmiştir.</text:span> <text:s/></text:p>
          <text:p text:style-name="P59">Sözleşmenin feshi</text:p>
        </text:list-item>
        <text:list-item>
          <text:p text:style-name="P55">İşbu sözleşme, kendine bağımlıdır ve maddeleri uygulanırsa geçerlilik kazanır.</text:p>
        </text:list-item>
        <text:list-item>
          <text:p text:style-name="P51">İşbu sözleşmenin herhangi bir maddesinin ihlali ile sözleşme fesh edilir ve kiracı mecuru hiçbir ihtara gerek kalmadan boşaltmakla yükümlüdür. </text:p>
        </text:list-item>
        <text:list-item>
          <text:p text:style-name="P52"><text:span text:style-name="T5">Kira bedelinin ödemesinin </text:span>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ÜFE artışları ve yasal faizi ile birlikte ödemeyi peşinen kabul ve taahhüt e<text:span text:style-name="T31">tmiştir.</text:span></text:p>
        </text:list-item>
        <text:list-item>
          <text:p text:style-name="P52">Kiralananın boşaltılması/tahliyesi gerektiği hallerde, kiralananın boşaltılmaması durumunda ortaya çıkacak zararlardan dolayı kiracı sorumlu olacaktır.</text:p>
          <text:p text:style-name="P52"/>
          <text:p text:style-name="P59">Kira bedeli ve ödeme şartları, <text:span text:style-name="T6">kefil</text:span></text:p>
        </text:list-item>
        <text:list-item>
          <text:p text:style-name="P56">İşbu sözleşme, borç senedi hükmündedir. Kira bedelinin ödenmesi ile borç senedinin de hükmü kalmaz.</text:p>
        </text:list-item>
        <text:list-item>
          <text:p text:style-name="P51"><text:soft-page-break/>İşbu sö<text:span text:style-name="T5">z</text:span>leşme kira bedelinin peşin ödenmesi ile yürürlüğe girer. Ödeme çek veya senet ile taahhüt edilmiş ise <text:span text:style-name="T6">veya aylık ödeme üzerine anlaşma sağlanmışsa,</text:span> <text:span text:style-name="T6">kira bedeli ödemesinin </text:span>zamanında <text:span text:style-name="T6">yapılmaması</text:span> durumunda, <text:span text:style-name="T49">bu durum sözleşmenin feshini gerektirir ve</text:span> kiracı <text:span text:style-name="T49">kiralananı</text:span> kayıtsız şartsız boşaltmakla ve oturduğu sürenin bedelini yasal faizi ile birlikte ödemekle yükümlüdür. </text:p>
        </text:list-item>
        <text:list-item>
          <text:p text:style-name="P47">Kefil, bu sözleşmeye attığı imza ile, sözleşme şartlarına uyulmaması ile ortaya çıkabilecek her türlü maddi ve manevi zararların karşılanması hususunda, müteselsilen sorumlu olduğunu kabul ve beyan etmiştir. Kefil, aynı zamanda, sözleşmeyi imzalayan kişinin, şözleşmede adı geçen kişi olduğuna şahitlik ettiğini kabul ve beyan eder. </text:p>
          <text:p text:style-name="P60">Diğer hususlar</text:p>
        </text:list-item>
        <text:list-item>
          <text:p text:style-name="P53"><text:span text:style-name="T40">Kiracı, kendisi veya birlikte oturanların sağlığı için ciddi tehlike oluşturmayan kusurlardan dolayı, kirala</text:span><text:span text:style-name="T41">nanı</text:span><text:span text:style-name="T40"> teslim almaktan kaçınamaz, sözleşmeyi bozamaz ve kiradan indirim talebinde bulunamaz.</text:span></text:p>
        </text:list-item>
        <text:list-item>
          <text:p text:style-name="P57">İşbu sözleşmede belirtilmeyen hususlarda, Türk Borçlar Kanunu<text:span text:style-name="T31">nun ilgili</text:span> hükümleri geçerlidir. İhtilaf vukuunda T.C. Tokat Mahkemeleri<text:span text:style-name="T31">nin selahiyeti taraflarca kabul edilmiştir.</text:span></text:p>
        </text:list-item>
      </text:list>
      <text:p text:style-name="P23">İşbu akit, <text:span text:style-name="T44">21 madde, 3 sayfa ve</text:span> 2 nüsha halinde tanzim edilmiş olup, <text:span text:style-name="T48">şartları </text:span>taraflarca kabul edilmiş ve imzalanmıştır.</text:p>
      <text:p text:style-name="P23">İşbu akitteki bilgilerin doğruluğunu ve sözleşmenin tüm şartların<text:span text:style-name="T14">ı okuduğumu ve bu şartlara</text:span> uyacağımı, peşinen kabul, beyan ve taahhüt ederim.</text:p>
      <text:p text:style-name="P27"><text:span text:style-name="T11">KİRACI <text:s/></text:span><text:span text:style-name="T12">(isim-imza-kaşe)</text:span><text:span text:style-name="T11"><text:tab/><text:tab/>KEFİL<text:tab/><text:tab/> <text:tab/><text:tab/>KİRAYA VEREN</text:span></text:p>
      <text:p text:style-name="P32"><text:span text:style-name="T51">Oğuzhan TÜRKMEN</text:span><text:tab/><text:tab/><text:tab/><text:tab/><text:tab/><text:tab/>H.Murat BALCI</text:p>
      <text:p text:style-name="P27"/>
      <text:p text:style-name="P27"/>
      <text:p text:style-name="P29"/>
      <text:p text:style-name="P31">Ek Şartlar</text:p>
      <text:p text:style-name="P26">-</text:p>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Bitstream Vera Sans" svg:font-family="'Bitstream Vera Sans'" style:font-pitch="variable"/>
    <style:font-face style:name="Nimbus Sans L" svg:font-family="'Nimbus Sans L'"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shadow="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461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15</meta:editing-cycles>
    <meta:print-date>2019-02-21T14:46:08.836669664</meta:print-date>
    <meta:creation-date>2018-10-25T09:34:00</meta:creation-date>
    <dc:date>2019-02-21T14:43:55.106716291</dc:date>
    <meta:editing-duration>PT5H6M18S</meta:editing-duration>
    <meta:generator>LibreOffice/5.2.7.2$Linux_X86_64 LibreOffice_project/20m0$Build-2</meta:generator>
    <meta:document-statistic meta:table-count="7" meta:image-count="0" meta:object-count="0" meta:page-count="4" meta:paragraph-count="106" meta:word-count="1018" meta:character-count="7493" meta:non-whitespace-character-count="64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